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357" officeooo:paragraph-rsid="0017a357"/>
    </style:style>
    <style:style style:name="P2" style:family="paragraph" style:parent-style-name="Standard" style:list-style-name="L2">
      <style:text-properties officeooo:rsid="0017a357" officeooo:paragraph-rsid="0017a357"/>
    </style:style>
    <style:style style:name="P3" style:family="paragraph" style:parent-style-name="Standard">
      <style:text-properties officeooo:rsid="0017a357" officeooo:paragraph-rsid="0017a357"/>
    </style:style>
    <style:style style:name="P4" style:family="paragraph" style:parent-style-name="Standard" style:list-style-name="L2">
      <style:text-properties officeooo:paragraph-rsid="0017a357"/>
    </style:style>
    <style:style style:name="P5" style:family="paragraph" style:parent-style-name="Standard" style:list-style-name="L2">
      <style:text-properties officeooo:rsid="00195e9b" officeooo:paragraph-rsid="00195e9b"/>
    </style:style>
    <style:style style:name="P6" style:family="paragraph" style:parent-style-name="Standard" style:list-style-name="L3">
      <style:text-properties officeooo:rsid="0019c30b" officeooo:paragraph-rsid="0019c30b"/>
    </style:style>
    <style:style style:name="P7" style:family="paragraph" style:parent-style-name="Standard" style:list-style-name="L2">
      <style:text-properties officeooo:rsid="0019c30b" officeooo:paragraph-rsid="0019c30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eb24e"/>
    </style:style>
    <style:style style:name="T4" style:family="text">
      <style:text-properties officeooo:rsid="00195e9b"/>
    </style:style>
    <style:style style:name="T5" style:family="text">
      <style:text-properties officeooo:rsid="0017a357"/>
    </style:style>
    <style:style style:name="T6" style:family="text">
      <style:text-properties officeooo:rsid="0019c30b"/>
    </style:style>
    <style:style style:name="T7" style:family="text">
      <style:text-properties officeooo:rsid="001b8a92"/>
    </style:style>
    <style:style style:name="T8" style:family="text">
      <style:text-properties officeooo:rsid="001d68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ning<text:tab/><text:tab/><text:tab/>Francisco Crespo Martín<text:tab/><text:tab/><text:tab/><text:tab/>5<text:span text:style-name="T1">th</text:span><text:span text:style-name="T3"> </text:span><text:span text:style-name="T2">february 2024</text:span></text:p>
      <text:p text:style-name="Standard"/>
      <text:p text:style-name="Standard"/>
      <text:p text:style-name="P1"><text:span text:style-name="T4">2. </text:span>You will hear about a solar car race. For each question, choose the correct answer.</text:p>
      <text:list text:style-name="L2">
        <text:list-item>
          <text:p text:style-name="P4"><text:span text:style-name="T5">What do we learn about the race?</text:span></text:p>
          <text:p text:style-name="P7">It takes place once in two years in the same place.</text:p>
          <text:p text:style-name="P7"/>
        </text:list-item>
        <text:list-item>
          <text:p text:style-name="P2">What makes the race really exciting for the speaker?</text:p>
          <text:p text:style-name="P7">Teenagers create and drive the cars.</text:p>
          <text:p text:style-name="P7"/>
        </text:list-item>
        <text:list-item>
          <text:p text:style-name="P5">What do we learn about how the cars are built?</text:p>
          <text:p text:style-name="P7">It can take two years from start to finish.</text:p>
          <text:p text:style-name="P7"/>
        </text:list-item>
        <text:list-item>
          <text:p text:style-name="P5">Why can only one person sit in each car?</text:p>
          <text:p text:style-name="P7">Because two people will weigh too much.</text:p>
          <text:list>
            <text:list-header>
              <text:p text:style-name="P2"/>
            </text:list-header>
          </text:list>
        </text:list-item>
      </text:list>
      <text:p text:style-name="P1"><text:span text:style-name="T4">3. </text:span><text:span text:style-name="T6">You are going to hear a student giving a presentation about hybrid cars. Complete the answer to each question. Type the answers.</text:span></text:p>
      <text:list text:style-name="L3">
        <text:list-item>
          <text:p text:style-name="P6">What did the speaker find out that surprised him?</text:p>
          <text:p text:style-name="P6">He found out that the hybrid car technology is actually <text:span text:style-name="T8">100</text:span><text:span text:style-name="T7"> years</text:span> old.</text:p>
          <text:p text:style-name="P6"/>
        </text:list-item>
        <text:list-item>
          <text:p text:style-name="P6">What do we learn about the man who built the first hybrid car?</text:p>
          <text:p text:style-name="P6">He is better known for building <text:span text:style-name="T7">the first sport car, the porche.</text:span></text:p>
          <text:p text:style-name="P6"/>
        </text:list-item>
        <text:list-item>
          <text:p text:style-name="P6">Why did engineers stop designin hybrid cars?</text:p>
          <text:p text:style-name="P6">Because Henry Ford developed cheap <text:span text:style-name="T7">cars</text:span> that used <text:span text:style-name="T7">petrol.</text:span></text:p>
          <text:p text:style-name="P6"/>
        </text:list-item>
        <text:list-item>
          <text:p text:style-name="P6">Why did the speaker’s father buy a hybrid car?</text:p>
          <text:p text:style-name="P6">Because it’s more environmentally friendly and <text:span text:style-name="T7">it’s cheaper to run than an ordinary car.</text:span>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6:12:15.916000000</meta:creation-date>
    <dc:date>2024-02-05T16:39:23.882000000</dc:date>
    <meta:editing-duration>PT25M24S</meta:editing-duration>
    <meta:editing-cycles>6</meta:editing-cycles>
    <meta:generator>LibreOffice/7.6.1.2$Windows_X86_64 LibreOffice_project/f5defcebd022c5bc36bbb79be232cb6926d8f674</meta:generator>
    <meta:print-date>2024-02-05T16:39:02.999000000</meta:print-date>
    <meta:printed-by>Archivos PDF</meta:printed-by>
    <meta:document-statistic meta:table-count="0" meta:image-count="0" meta:object-count="0" meta:page-count="1" meta:paragraph-count="19" meta:word-count="208" meta:character-count="1108" meta:non-whitespace-character-count="922"/>
  </office:meta>
</office:document-meta>
</file>